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2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3" style:family="graphic" style:parent-style-name="standard">
      <style:graphic-properties svg:stroke-opacity="100%" draw:fill="none" draw:fill-color="#729fcf" draw:opacity="50%" draw:opacity-name="" draw:textarea-horizontal-align="justify" draw:textarea-vertical-align="middle" draw:auto-grow-height="false" fo:min-height="2.154cm" fo:min-width="6.642cm"/>
    </style:style>
    <style:style style:name="gr4" style:family="graphic" style:parent-style-name="standard">
      <style:graphic-properties svg:stroke-opacity="100%" draw:fill="none" draw:fill-color="#729fcf" draw:opacity="50%" draw:opacity-name="" draw:textarea-horizontal-align="justify" draw:textarea-vertical-align="middle" draw:auto-grow-height="false" fo:min-height="2.154cm" fo:min-width="6.64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cm" svg:height="1.6cm" svg:x="3cm" svg:y="1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14.5cm" svg:y="1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8.752cm" svg:y="11.8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3" draw:text-style-name="P2" draw:layer="layout" svg:width="10.1cm" svg:height="3.4cm" svg:x="1.9cm" svg:y="10.9cm">
          <text:p text:style-name="P1">N1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0.1cm" svg:height="3.4cm" svg:x="8cm" svg:y="11cm">
          <text:p text:style-name="P1">N2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11:44:58.697518593</meta:creation-date>
    <dc:date>2018-01-23T11:48:37.310310359</dc:date>
    <meta:editing-duration>PT3M40S</meta:editing-duration>
    <meta:editing-cycles>1</meta:editing-cycles>
    <meta:document-statistic meta:object-count="5"/>
    <meta:generator>LibreOffice/5.1.6.2$Linux_X86_64 LibreOffice_project/10m0$Build-2</meta:generator>
  </office:meta>
</office:document-meta>
</file>